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NimbusRomNo9L-Regu" svg:font-family="NimbusRomNo9L-Regu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2pt" style:font-name-asian="NimbusRomNo9L-Regu" style:font-size-asian="12pt" style:font-name-complex="NimbusRomNo9L-Regu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0pt" style:font-name-asian="NimbusRomNo9L-Regu" style:font-size-asian="10pt" style:font-name-complex="NimbusRomNo9L-Regu" style:font-size-complex="10pt"/>
    </style:style>
    <style:style style:name="P3" style:family="paragraph" style:parent-style-name="Heading_20_3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Naslov_20_rada">Universal Distributed System</text:p>
      <text:p text:style-name="P1">Nemanja Simović</text:p>
      <text:p text:style-name="P2">Matr.# 9625650</text:p>
      <text:h text:style-name="P3" text:outline-level="3">Funkcionalna dekompozicija</text:h>
      <text:h text:style-name="Heading_20_2" text:outline-level="2">Server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RomNo9L-Regu" svg:font-family="NimbusRomNo9L-Regu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aslov_20_rada" style:display-name="Naslov rada" style:family="paragraph" style:parent-style-name="Standard" style:class="text">
      <style:paragraph-properties fo:text-align="center" style:justify-single-word="false"/>
      <style:text-properties fo:font-size="17pt" style:font-size-asian="17pt" style:font-size-complex="17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4M11S</meta:editing-duration>
    <meta:editing-cycles>4</meta:editing-cycles>
    <meta:generator>OpenOffice.org/3.3$Win32 OpenOffice.org_project/330m20$Build-9567</meta:generator>
    <dc:date>2013-06-14T18:28:44.12</dc:date>
    <dc:creator>Nemanja Simović</dc:creator>
    <meta:document-statistic meta:table-count="0" meta:image-count="0" meta:object-count="0" meta:page-count="2" meta:paragraph-count="5" meta:word-count="10" meta:character-count="89"/>
    <meta:user-defined meta:name="Info 1"/>
    <meta:user-defined meta:name="Info 2"/>
    <meta:user-defined meta:name="Info 3"/>
    <meta:user-defined meta:name="Info 4"/>
  </office:meta>
</office:document-meta>
</file>